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.removeFirstLin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.join( Object ... linesToBrea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.String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Util.decamelizeMatcher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.join( String start , String linePrefix , Collection &lt; ? &gt; lin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.decamelizeClass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.join( String start , Collection &lt; ? &gt; 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